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10.201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35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  <table:table-cell table:formula="of:=CONCATENATE(&quot;'&quot;;[.B2];&quot;','&quot;;[.B3];&quot;','&quot;;[.B4];&quot;','&quot;;[.B5];&quot;','&quot;;[.B6];&quot;'&quot;)" office:value-type="string" office:string-value="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" calcext:value-type="string">
            <text:p>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  <table:table-cell table:formula="of:=CONCATENATE(&quot;'&quot;;[.B7];&quot;','&quot;;[.B8];&quot;','&quot;;[.B9];&quot;','&quot;;[.B10];&quot;','&quot;;[.B11];&quot;'&quot;)" office:value-type="string" office:string-value="'Performance of Storage Management in an Implementation of SNOBOL4.','Model checking the Java metalocking algorithm.','Software design sketching with calico.','Towards Safe Distributed Application Development.','Checking Relational Specifications With Binary Decision Diagrams.'" calcext:value-type="string">
            <text:p>'Performance of Storage Management in an Implementation of SNOBOL4.','Model checking the Java metalocking algorithm.','Software design sketching with calico.','Towards Safe Distributed Application Development.','Checking Relational Specifications With Binary Decision Diagrams.'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  <table:table-cell table:formula="of:=CONCATENATE(&quot;'&quot;;[.B12];&quot;','&quot;;[.B13];&quot;','&quot;;[.B14];&quot;','&quot;;[.B15];&quot;','&quot;;[.B16];&quot;'&quot;)" office:value-type="string" office:string-value="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" calcext:value-type="string">
            <text:p>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  <table:table-cell table:formula="of:=CONCATENATE(&quot;'&quot;;[.B17];&quot;','&quot;;[.B18];&quot;','&quot;;[.B19];&quot;','&quot;;[.B20];&quot;','&quot;;[.B21];&quot;'&quot;)" office:value-type="string" office:string-value="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" calcext:value-type="string">
            <text:p>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  <table:table-cell table:formula="of:=CONCATENATE(&quot;'&quot;;[.B22];&quot;','&quot;;[.B23];&quot;','&quot;;[.B24];&quot;','&quot;;[.B25];&quot;','&quot;;[.B26];&quot;'&quot;)" office:value-type="string" office:string-value="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" calcext:value-type="string">
            <text:p>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27];&quot; &amp; &quot;;[.B27];&quot;&amp; &quot;;[.C27];&quot;&amp; &quot;;[.D27];&quot; \\&quot;)" office:value-type="string" office:string-value="6 &amp; On the Optimal Total Processing Time Using Checkpoints.&amp; IEEE Trans. Software Eng.&amp; Zohel Khalil, Boyan Dimitrov, Nikolay Kolev, Peter Petrov \\" calcext:value-type="string">
            <text:p>6 &amp; On the Optimal Total Processing Time Using Checkpoints.&amp; IEEE Trans. Software Eng.&amp; Zohel Khalil, Boyan Dimitrov, Nikolay Kolev, Peter Petrov \\</text:p>
          </table:table-cell>
          <table:table-cell table:formula="of:=CONCATENATE(&quot;'&quot;;[.B27];&quot;','&quot;;[.B28];&quot;','&quot;;[.B29];&quot;','&quot;;[.B30];&quot;','&quot;;[.B31];&quot;'&quot;)" office:value-type="string" office:string-value="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" calcext:value-type="string">
            <text:p>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28];&quot; &amp; &quot;;[.B28];&quot;&amp; &quot;;[.C28];&quot;&amp; &quot;;[.D28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29];&quot; &amp; &quot;;[.B29];&quot;&amp; &quot;;[.C29];&quot;&amp; &quot;;[.D29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0];&quot; &amp; &quot;;[.B30];&quot;&amp; &quot;;[.C30];&quot;&amp; &quot;;[.D30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31];&quot; &amp; &quot;;[.B31];&quot;&amp; &quot;;[.C31];&quot;&amp; &quot;;[.D31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[.A32];&quot; &amp; &quot;;[.B32];&quot;&amp; &quot;;[.C32];&quot;&amp; &quot;;[.D32];&quot; \\&quot;)" office:value-type="string" office:string-value="7 &amp; Experiences Using Lightweight Formal Methods for Requirements Modeling.&amp; IEEE Trans. Software Eng.&amp; David Hamilton, Steve M. Easterbrook, Robyn R. Lutz, John Kelly, Richard Covington, Yoko Ampo \\" calcext:value-type="string">
            <text:p>7 &amp; Experiences Using Lightweight Formal Methods for Requirements Modeling.&amp; IEEE Trans. Software Eng.&amp; David Hamilton, Steve M. Easterbrook, Robyn R. Lutz, John Kelly, Richard Covington, Yoko Ampo \\</text:p>
          </table:table-cell>
          <table:table-cell table:formula="of:=CONCATENATE(&quot;'&quot;;[.B32];&quot;','&quot;;[.B33];&quot;','&quot;;[.B34];&quot;','&quot;;[.B35];&quot;','&quot;;[.B36];&quot;'&quot;)" office:value-type="string" office:string-value="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" calcext:value-type="string">
            <text:p>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</text:p>
          </table:table-cell>
        </table:table-row>
        <table:table-row table:style-name="ro1">
          <table:table-cell/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[.A33];&quot; &amp; &quot;;[.B33];&quot;&amp; &quot;;[.C33];&quot;&amp; &quot;;[.D33];&quot; \\&quot;)" office:value-type="string" office:string-value=" &amp; Metamodel-based model conformance and multiview consistency checking.&amp; ACM Trans. Softw. Eng. Methodol.&amp; Jonathan S. Ostroff, Richard F. Paige, Phillip J. Brooke \\" calcext:value-type="string">
            <text:p><text:s/>&amp; Metamodel-based model conformance and multiview consistency checking.&amp; ACM Trans. Softw. Eng. Methodol.&amp; Jonathan S. Ostroff, Richard F. Paige, Phillip J. Brook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[.A34];&quot; &amp; &quot;;[.B34];&quot;&amp; &quot;;[.C34];&quot;&amp; &quot;;[.D34];&quot; \\&quot;)" office:value-type="string" office:string-value=" &amp; Automating Software Traceability in Very Small Companies: A Case Study and Lessons Learne.&amp; ASE&amp; Paul Grünbacher, Christian Neumuller \\" calcext:value-type="string">
            <text:p><text:s/>&amp; Automating Software Traceability in Very Small Companies: A Case Study and Lessons Learne.&amp; ASE&amp; Paul Grünbacher, Christian Neumu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[.A35];&quot; &amp; &quot;;[.B35];&quot;&amp; &quot;;[.C35];&quot;&amp; &quot;;[.D35];&quot; \\&quot;)" office:value-type="string" office:string-value=" &amp; Metrics for model driven requirements development.&amp; ICSE&amp; Brian Berenbach, Gail Borotto \\" calcext:value-type="string">
            <text:p><text:s/>&amp; Metrics for model driven requirements development.&amp; ICSE&amp; Brian Berenbach, Gail Borot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[.A36];&quot; &amp; &quot;;[.B36];&quot;&amp; &quot;;[.C36];&quot;&amp; &quot;;[.D36];&quot; \\&quot;)" office:value-type="string" office:string-value=" &amp; Composable semantics for model-based notations.&amp; SIGSOFT FSE&amp; Jianwei Niu, Joanne M. Atlee, Nancy A. Day \\" calcext:value-type="string">
            <text:p><text:s/>&amp; Composable semantics for model-based notations.&amp; SIGSOFT FSE&amp; Jianwei Niu, Joanne M. Atlee, Nancy A. Day 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pid Transaction-Undo Recovery Using Twin-Page Storage Managemen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Kun-Lung Wu, W. Kent Fuchs</text:p>
          </table:table-cell>
          <table:table-cell table:formula="of:=CONCATENATE([.A37];&quot; &amp; &quot;;[.B37];&quot;&amp; &quot;;[.C37];&quot;&amp; &quot;;[.D37];&quot; \\&quot;)" office:value-type="string" office:string-value="8 &amp; Rapid Transaction-Undo Recovery Using Twin-Page Storage Management.&amp; IEEE Trans. Software Eng.&amp; Kun-Lung Wu, W. Kent Fuchs \\" calcext:value-type="string">
            <text:p>8 &amp; Rapid Transaction-Undo Recovery Using Twin-Page Storage Management.&amp; IEEE Trans. Software Eng.&amp; Kun-Lung Wu, W. Kent Fuchs \\</text:p>
          </table:table-cell>
          <table:table-cell table:formula="of:=CONCATENATE(&quot;'&quot;;[.B37];&quot;','&quot;;[.B38];&quot;','&quot;;[.B39];&quot;','&quot;;[.B40];&quot;'&quot;)" office:value-type="string" office:string-value="'Rapid Transaction-Undo Recovery Using Twin-Page Storage Management.','The Use of Description Logics in KBSE Systems: Experience Report.','Using assertions to help end-user programmers create dependable web macros.','Declarative Specification of Software Architectures.'" calcext:value-type="string">
            <text:p>'Rapid Transaction-Undo Recovery Using Twin-Page Storage Management.','The Use of Description Logics in KBSE Systems: Experience Report.','Using assertions to help end-user programmers create dependable web macros.','Declarative Specification of Software Architectures.'</text:p>
          </table:table-cell>
        </table:table-row>
        <table:table-row table:style-name="ro1">
          <table:table-cell/>
          <table:table-cell office:value-type="string" calcext:value-type="string">
            <text:p>The Use of Description Logics in KBSE Systems: Experience Repor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Premkumar T. Devanbu, Mark A. Jones</text:p>
          </table:table-cell>
          <table:table-cell table:formula="of:=CONCATENATE([.A38];&quot; &amp; &quot;;[.B38];&quot;&amp; &quot;;[.C38];&quot;&amp; &quot;;[.D38];&quot; \\&quot;)" office:value-type="string" office:string-value=" &amp; The Use of Description Logics in KBSE Systems: Experience Report.&amp; ICSE&amp; Premkumar T. Devanbu, Mark A. Jones \\" calcext:value-type="string">
            <text:p><text:s/>&amp; The Use of Description Logics in KBSE Systems: Experience Report.&amp; ICSE&amp; Premkumar T. Devanbu, Mark A. Jones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assertions to help end-user programmers create dependable web macro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regg Rothermel, Sebastian G. Elbaum, Lorin Hochstein, Christopher Scaffidi, Kathryn T. Stolee, Andhy Koesnandar</text:p>
          </table:table-cell>
          <table:table-cell table:formula="of:=CONCATENATE([.A39];&quot; &amp; &quot;;[.B39];&quot;&amp; &quot;;[.C39];&quot;&amp; &quot;;[.D39];&quot; \\&quot;)" office:value-type="string" office:string-value=" &amp; Using assertions to help end-user programmers create dependable web macros.&amp; SIGSOFT FSE&amp; Gregg Rothermel, Sebastian G. Elbaum, Lorin Hochstein, Christopher Scaffidi, Kathryn T. Stolee, Andhy Koesnandar \\" calcext:value-type="string">
            <text:p><text:s/>&amp; Using assertions to help end-user programmers create dependable web macros.&amp; SIGSOFT FSE&amp; Gregg Rothermel, Sebastian G. Elbaum, Lorin Hochstein, Christopher Scaffidi, Kathryn T. Stolee, Andhy Koesnanda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ve Specification of Software Architectur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Penix, Klaus Havelund, Perry Alexander</text:p>
          </table:table-cell>
          <table:table-cell table:formula="of:=CONCATENATE([.A40];&quot; &amp; &quot;;[.B40];&quot;&amp; &quot;;[.C40];&quot;&amp; &quot;;[.D40];&quot; \\&quot;)" office:value-type="string" office:string-value=" &amp; Declarative Specification of Software Architectures.&amp; ASE&amp; John Penix, Klaus Havelund, Perry Alexander \\" calcext:value-type="string">
            <text:p><text:s/>&amp; Declarative Specification of Software Architectures.&amp; ASE&amp; John Penix, Klaus Havelund, Perry Alexander \\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 Homogeneity and On-Line=Off-Line Behavior in M/G/1 Queueing Syste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ymond M. Bryant</text:p>
          </table:table-cell>
          <table:table-cell table:formula="of:=CONCATENATE([.A41];&quot; &amp; &quot;;[.B41];&quot;&amp; &quot;;[.C41];&quot;&amp; &quot;;[.D41];&quot; \\&quot;)" office:value-type="string" office:string-value="9 &amp; On Homogeneity and On-Line=Off-Line Behavior in M/G/1 Queueing Systems.&amp; IEEE Trans. Software Eng.&amp; Raymond M. Bryant \\" calcext:value-type="string">
            <text:p>9 &amp; On Homogeneity and On-Line=Off-Line Behavior in M/G/1 Queueing Systems.&amp; IEEE Trans. Software Eng.&amp; Raymond M. Bryant \\</text:p>
          </table:table-cell>
          <table:table-cell table:formula="of:=CONCATENATE(&quot;'&quot;;[.B41];&quot;','&quot;;[.B42];&quot;','&quot;;[.B43];&quot;','&quot;;[.B44];&quot;'&quot;)" office:value-type="string" office:string-value="'On Homogeneity and On-Line=Off-Line Behavior in M/G/1 Queueing Systems.','Tools and experiments supporting a testing-based theory of component composition.','RCAT: A Performance Analysis Tool.','An Introduction to the Programmer's Workbench.'" calcext:value-type="string">
            <text:p>'On Homogeneity and On-Line=Off-Line Behavior in M/G/1 Queueing Systems.','Tools and experiments supporting a testing-based theory of component composition.','RCAT: A Performance Analysis Tool.','An Introduction to the Programmer's Workbench.'</text:p>
          </table:table-cell>
        </table:table-row>
        <table:table-row table:style-name="ro1">
          <table:table-cell/>
          <table:table-cell office:value-type="string" calcext:value-type="string">
            <text:p>Tools and experiments supporting a testing-based theory of component composi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ick Hamlet</text:p>
          </table:table-cell>
          <table:table-cell table:formula="of:=CONCATENATE([.A42];&quot; &amp; &quot;;[.B42];&quot;&amp; &quot;;[.C42];&quot;&amp; &quot;;[.D42];&quot; \\&quot;)" office:value-type="string" office:string-value=" &amp; Tools and experiments supporting a testing-based theory of component composition.&amp; ACM Trans. Softw. Eng. Methodol.&amp; Dick Hamlet \\" calcext:value-type="string">
            <text:p><text:s/>&amp; Tools and experiments supporting a testing-based theory of component composition.&amp; ACM Trans. Softw. Eng. Methodol.&amp; Dick Hamlet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AT: A Performance Analysis Tool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Zakarya Alzamil</text:p>
          </table:table-cell>
          <table:table-cell table:formula="of:=CONCATENATE([.A43];&quot; &amp; &quot;;[.B43];&quot;&amp; &quot;;[.C43];&quot;&amp; &quot;;[.D43];&quot; \\&quot;)" office:value-type="string" office:string-value=" &amp; RCAT: A Performance Analysis Tool.&amp; ASE&amp; Zakarya Alzamil \\" calcext:value-type="string">
            <text:p><text:s/>&amp; RCAT: A Performance Analysis Tool.&amp; ASE&amp; Zakarya Alzamil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Introduction to the Programmer's Workbench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hn R. Mashey, Ted A. Dolotta</text:p>
          </table:table-cell>
          <table:table-cell table:formula="of:=CONCATENATE([.A44];&quot; &amp; &quot;;[.B44];&quot;&amp; &quot;;[.C44];&quot;&amp; &quot;;[.D44];&quot; \\&quot;)" office:value-type="string" office:string-value=" &amp; An Introduction to the Programmer's Workbench.&amp; ICSE&amp; John R. Mashey, Ted A. Dolotta \\" calcext:value-type="string">
            <text:p><text:s/>&amp; An Introduction to the Programmer's Workbench.&amp; ICSE&amp; John R. Mashey, Ted A. Dolotta \\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logy-X: Providing Statistical Inference to Analogy-Based Software Cost Estim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. Ross Jeffery, Jacky Keung, Barbara A. Kitchenham</text:p>
          </table:table-cell>
          <table:table-cell table:formula="of:=CONCATENATE([.A45];&quot; &amp; &quot;;[.B45];&quot;&amp; &quot;;[.C45];&quot;&amp; &quot;;[.D45];&quot; \\&quot;)" office:value-type="string" office:string-value="10 &amp; Analogy-X: Providing Statistical Inference to Analogy-Based Software Cost Estimation.&amp; IEEE Trans. Software Eng.&amp; D. Ross Jeffery, Jacky Keung, Barbara A. Kitchenham \\" calcext:value-type="string">
            <text:p>10 &amp; Analogy-X: Providing Statistical Inference to Analogy-Based Software Cost Estimation.&amp; IEEE Trans. Software Eng.&amp; D. Ross Jeffery, Jacky Keung, Barbara A. Kitchenham \\</text:p>
          </table:table-cell>
          <table:table-cell table:formula="of:=CONCATENATE(&quot;'&quot;;[.B45];&quot;','&quot;;[.B46];&quot;','&quot;;[.B47];&quot;','&quot;;[.B48];&quot;'&quot;)" office:value-type="string" office:string-value="'Analogy-X: Providing Statistical Inference to Analogy-Based Software Cost Estimation.','An empirical investigation of software reuse benefits in a large telecom product.','Fraunhofer: the German model for applied research and technology transfer.','An Empirical Study of the Evolution of a Software System.'" calcext:value-type="string">
            <text:p>'Analogy-X: Providing Statistical Inference to Analogy-Based Software Cost Estimation.','An empirical investigation of software reuse benefits in a large telecom product.','Fraunhofer: the German model for applied research and technology transfer.','An Empirical Study of the Evolution of a Software System.'</text:p>
          </table:table-cell>
        </table:table-row>
        <table:table-row table:style-name="ro1">
          <table:table-cell/>
          <table:table-cell office:value-type="string" calcext:value-type="string">
            <text:p>An empirical investigation of software reuse benefits in a large telecom product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Reidar Conradi, Parastoo Mohagheghi</text:p>
          </table:table-cell>
          <table:table-cell table:formula="of:=CONCATENATE([.A46];&quot; &amp; &quot;;[.B46];&quot;&amp; &quot;;[.C46];&quot;&amp; &quot;;[.D46];&quot; \\&quot;)" office:value-type="string" office:string-value=" &amp; An empirical investigation of software reuse benefits in a large telecom product.&amp; ACM Trans. Softw. Eng. Methodol.&amp; Reidar Conradi, Parastoo Mohagheghi \\" calcext:value-type="string">
            <text:p><text:s/>&amp; An empirical investigation of software reuse benefits in a large telecom product.&amp; ACM Trans. Softw. Eng. Methodol.&amp; Reidar Conradi, Parastoo Mohaghegh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unhofer: the German model for applied research and technology transfer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H. Dieter Rombach</text:p>
          </table:table-cell>
          <table:table-cell table:formula="of:=CONCATENATE([.A47];&quot; &amp; &quot;;[.B47];&quot;&amp; &quot;;[.C47];&quot;&amp; &quot;;[.D47];&quot; \\&quot;)" office:value-type="string" office:string-value=" &amp; Fraunhofer: the German model for applied research and technology transfer.&amp; ICSE&amp; H. Dieter Rombach \\" calcext:value-type="string">
            <text:p><text:s/>&amp; Fraunhofer: the German model for applied research and technology transfer.&amp; ICSE&amp; H. Dieter Rombac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Empirical Study of the Evolution of a Software System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Rachel Harrison, Brian Warboys, R. Mark Greenwood, Peter Henderson</text:p>
          </table:table-cell>
          <table:table-cell table:formula="of:=CONCATENATE([.A48];&quot; &amp; &quot;;[.B48];&quot;&amp; &quot;;[.C48];&quot;&amp; &quot;;[.D48];&quot; \\&quot;)" office:value-type="string" office:string-value=" &amp; An Empirical Study of the Evolution of a Software System.&amp; ASE&amp; Rachel Harrison, Brian Warboys, R. Mark Greenwood, Peter Henderson \\" calcext:value-type="string">
            <text:p><text:s/>&amp; An Empirical Study of the Evolution of a Software System.&amp; ASE&amp; Rachel Harrison, Brian Warboys, R. Mark Greenwood, Peter Henderson \\</text:p>
          </table:table-cell>
          <table:table-cell/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48.8922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1:23:26.024100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21:26:30.487266581</dc:date>
    <meta:generator>LibreOffice/4.2.4.2$Linux_X86_64 LibreOffice_project/420m0$Build-2</meta:generator>
    <meta:editing-duration>PT4S</meta:editing-duration>
    <meta:editing-cycles>3</meta:editing-cycles>
    <meta:document-statistic meta:table-count="1" meta:cell-count="214" meta:object-count="0"/>
  </office:meta>
</office:document-meta>
</file>